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38%" fo:text-indent="0.5in" style:auto-text-indent="false"/>
    </style:style>
    <style:style style:name="P2" style:family="paragraph" style:parent-style-name="Standard" style:master-page-name="Standard">
      <style:paragraph-properties fo:margin-left="0in" fo:margin-right="0in" fo:margin-top="0in" fo:margin-bottom="0in" loext:contextual-spacing="false" fo:line-height="138%" fo:text-indent="0.5in" style:auto-text-indent="false" style:page-number="1"/>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fo:font-size="12pt" style:font-size-asian="12pt" style:font-size-complex="12pt"/>
    </style:style>
    <style:style style:name="P5" style:family="paragraph" style:parent-style-name="Standard">
      <style:paragraph-properties fo:margin-top="0in" fo:margin-bottom="0in" loext:contextual-spacing="false" fo:line-height="138%"/>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pan><text:span text:style-name="T2">They sayyyyy that vam-pir-es walk in the dark, ccc-cursed from God from ever seeing the sunlight.”</text:span></text:p>
      <text:p text:style-name="P4"/>
      <text:p text:style-name="P5"><text:span text:style-name="T2"><text:tab/>A dark eyebrow arched. A frown teasing at the corners of a pale faced woman whose red lips was seemingly sucking in a dark red drink with a straw. Her dark almond shaped eyes, nearly as dark as her hair, looked at the much taller blonde drunk across from her.</text:span></text:p>
      <text:p text:style-name="P4"/>
      <text:p text:style-name="P5"><text:span text:style-name="T2"><text:tab/>“Y-yeah, it’s true,” continued the drunk blonde.</text:span></text:p>
      <text:p text:style-name="P4"/>
      <text:p text:style-name="P5"><text:span text:style-name="T2"><text:tab/>The pink and green neon lights flashed in the background with the words, “Welcome to Peacock” illuminating over the rows of alcoholic beverages. A bartender was mixing a drink and turned around to momentarily change the channel of the flat screen tv hanging over the pair.</text:span></text:p>
      <text:p text:style-name="P4"/>
      <text:p text:style-name="P5"><text:span text:style-name="T2"><text:tab/>“I-I saw one,” continued the drunk blonde.</text:span></text:p>
      <text:p text:style-name="P4"/>
      <text:p text:style-name="P5"><text:span text:style-name="T2"><text:tab/>“Did you?” said the dark haired woman. She arched her other eyebrow.</text:span></text:p>
      <text:p text:style-name="P4"/>
      <text:p text:style-name="P5"><text:span text:style-name="T2"><text:tab/>“It was,” the drunk blonde was trying to remember.</text:span></text:p>
      <text:p text:style-name="P4"/>
      <text:p text:style-name="P5"><text:span text:style-name="T2"><text:tab/>The dark haired woman sighed. The blonde one seemed like she would fall over at any moment and seemed stuck on a thought or something. So she decided to watch the flat screen tv above them instead as she waited for the blonde to continue.</text:span></text:p>
      <text:p text:style-name="P4"/>
      <text:p text:style-name="P5"><text:span text:style-name="T2"><text:tab/>“And now we interrupt with breaking news. Diocese of San Francisco was found dead in his office at 2pm in apparent attempted robbery-- ” The channel flipped as the bartender changed the channel again. Lions moved on screen while a British voice narrated what was being observed.</text:span></text:p>
      <text:p text:style-name="P5"><text:span text:style-name="T2"><text:tab/></text:span></text:p>
      <text:p text:style-name="P5"><text:span text:style-name="T2"><text:tab/>“What are you spilling about?” said a dark skinned woman carrying a tray of empty glasses and bottles who approached the pair.The woman had a purple haired mohawk and hazel green eyes that danced with amusement.</text:span></text:p>
      <text:p text:style-name="P4"/>
      <text:p text:style-name="P5"><text:soft-page-break/><text:span text:style-name="T2"><text:tab/>“Vampires, Telera. I. Saw. One,” slurred the blonde.</text:span></text:p>
      <text:p text:style-name="P4"/>
      <text:p text:style-name="P1"><text:span text:style-name="T2">“Uh huh, of course you did. I think you need to go back to your apartment,” said Telera concerningly.</text:span></text:p>
      <text:p text:style-name="P4"/>
      <text:p text:style-name="P5"><text:span text:style-name="T2"><text:tab/>“Telera,” protested the drunk blonde.</text:span></text:p>
      <text:p text:style-name="P4"/>
      <text:p text:style-name="P5"><text:span text:style-name="T2"><text:tab/>“You are as drunk as a wolf on a fullmoon,” said Telera as she picked up a couple of glasses that laid between the dark haired woman and the blonde one. “You are so wasted and I bet your date is not amuse.”</text:span></text:p>
      <text:p text:style-name="P4"/>
      <text:p text:style-name="P5"><text:span text:style-name="T2"><text:tab/>“C-c’mon, Telera,” whined the blonde.</text:span></text:p>
      <text:p text:style-name="P4"/>
      <text:p text:style-name="P5"><text:span text:style-name="T2"><text:tab/>“What’s your name, cutie?” Telera jutted her chin at the dark haired woman.</text:span></text:p>
      <text:p text:style-name="P4"/>
      <text:p text:style-name="P5"><text:span text:style-name="T2"><text:tab/>“Leora,” winked the dark haired woman</text:span></text:p>
      <text:p text:style-name="P4"/>
      <text:p text:style-name="P5"><text:span text:style-name="T2"><text:tab/>“Leora, can I ask you a favor?” said Telera.</text:span></text:p>
      <text:p text:style-name="P4"/>
      <text:p text:style-name="P5"><text:span text:style-name="T2"><text:tab/>“W-what are you doing?” said the blonde woman.</text:span></text:p>
      <text:p text:style-name="P4"/>
      <text:p text:style-name="P1"><text:span text:style-name="T2">Telera ignored the blonde and kept her attention at Leora. “Take her back to her apartment? I would not forgive myself if something happened to her.”</text:span></text:p>
      <text:p text:style-name="P4"/>
      <text:p text:style-name="P1"><text:span text:style-name="T2">“Of course, I would be a terrible person if I didn’t,” smiled Leora. She rose and let out a hand for the blonde to take. “Shall we,</text:span><text:span text:style-name="T3"> Georgie</text:span><text:span text:style-name="T2">?” She internally winced a little and hoped she remembered her date’s name correctly.</text:span></text:p>
      <text:p text:style-name="P4"><text:soft-page-break/></text:p>
      <text:p text:style-name="P1"><text:span text:style-name="T2">Georgie looked at the hand and bit her lower lips. “I-I’m sorry. I am not usually l-like this,” she said as she took it.</text:span></text:p>
      <text:p text:style-name="P4"/>
      <text:p text:style-name="P1"><text:span text:style-name="T2">“Nah, it’s fine. At least you weren’t passed out,” said Leora as she guided the blonde up to her feet. Their height discrepancies was quite clear. Leora only came to Georgie’s jaw.</text:span></text:p>
      <text:p text:style-name="P4"/>
      <text:p text:style-name="P1"><text:span text:style-name="T2">They left the Peacock and headed to Georgie’s apartment which was a few blocks south. The night sky was particular dark tonight as the moon was just a wafer thin half circle and the stars were all blocked by the night clouds.</text:span></text:p>
      <text:p text:style-name="P4"/>
      <text:p text:style-name="P1"><text:span text:style-name="T2">“Y’know, I wasn’t kidding about the vampire,” said Georgie who was now much sobered up, but still a bit tipsy. “I saw it kill someone. That homeless man that use to be in that corner other there.” She pointed a poorly lit area where a major street intersected with a small street that led to a dark alleyway.</text:span></text:p>
      <text:p text:style-name="P4"/>
      <text:p text:style-name="P5"><text:span text:style-name="T2"><text:tab/>“Yeah…,” said Leora. She wanted the date to end quickly.</text:span></text:p>
      <text:p text:style-name="P4"/>
      <text:p text:style-name="P5"><text:span text:style-name="T2"><text:tab/>“No joke! I saw him. He came swooping up the homeless man and dragged the fellow into that alley,” said Georgie as they stopped in front of her apartment complex. “Next day I went to go look in the alley but I only saw blood stains.”</text:span></text:p>
      <text:p text:style-name="P4"/>
      <text:p text:style-name="P5"><text:span text:style-name="T2"><text:tab/>“Um, we’re here so,” said Leora. She was trying to figure out a way to nicely end the date without letting the blonde woman think they were going to have another one. This one was going to be tricky considering the blonde was a customer at one of her jobs. She had made a mental promise to never date customers again.</text:span></text:p>
      <text:p text:style-name="P4"/>
      <text:p text:style-name="P1"><text:span text:style-name="T2">Then she felt it. A prickly sensation at the back of her neck. She grabbed the blonde woman’s arm and shoved her toward the complex’s green ornate double door. “Get inside now!”</text:span></text:p>
      <text:p text:style-name="P4"/>
      <text:p text:style-name="P5"><text:span text:style-name="T2"><text:tab/>“What? I didn’t think it went that badly,” protested Georgie.</text:span></text:p>
      <text:p text:style-name="P4"/>
      <text:p text:style-name="P5"><text:span text:style-name="T2"><text:tab/>A man in a dark hoodie stepped out of the shadows of the apartment complex. “I thought someone watched me,” he said and smiled broadly so that in the dim streetlight the two women can see his fangs. “It seems I will feast on two tonight.”</text:span></text:p>
      <text:p text:style-name="P4"/>
      <text:p text:style-name="P5"><text:soft-page-break/><text:span text:style-name="T2"><text:tab/>“Shit!” said Georgie as she scrambled for something in her purse.</text:span></text:p>
      <text:p text:style-name="P4"/>
      <text:p text:style-name="P5"><text:span text:style-name="T2"><text:tab/>“I am not going to let you two live--”</text:span></text:p>
      <text:p text:style-name="P4"/>
      <text:p text:style-name="P1"><text:span text:style-name="T2">The hooded man flung backward and landed in the middle of the street.</text:span></text:p>
      <text:p text:style-name="P4"/>
      <text:p text:style-name="P1"><text:span text:style-name="T2">Georgie couldn’t believe what she saw, well, what she saw afterward. The movement was so fast, so inhumane, all she saw was Leora standing by her at one moment to standing where the vampire had been in another moment.</text:span></text:p>
      <text:p text:style-name="P4"/>
      <text:p text:style-name="P1"><text:span text:style-name="T2">“The fuck!” said the vampire as he got onto his feet and rubbed his jaw. He was a little dazed but he was more in disbelief. How did a human punch him? He growled when he looked onward and saw a smile with two fangs poking out. “You hid your scent,” he snarled.</text:span></text:p>
      <text:p text:style-name="P4"/>
      <text:p text:style-name="P1"><text:span text:style-name="T2">“I was minding my own business,” said Leora. “Go hunt somewhere else, she’s mine.”<text:tab/> Internally, she winced at the </text:span><text:span text:style-name="T3">mine </text:span><text:span text:style-name="T2">part. She did not want Georgie--even as food--as the woman was the most awkward and boring person she has met so far. However, she was trying to resolve this peacefully and if she claimed Georgie then perhaps the hooded vampire would leave them alone?</text:span></text:p>
      <text:p text:style-name="P4"/>
      <text:p text:style-name="P1"><text:span text:style-name="T2">“The fuck I won’t! You are trespassing, ” said the hooded vampire. “Do you know who we are?”</text:span></text:p>
      <text:p text:style-name="P4"/>
      <text:p text:style-name="P1"><text:span text:style-name="T2">Leora shook her head and stuck her hands into the pockets of her jacket. It was a lie. She was was just trying to buy time and that he would not notice her feeling for her phone.</text:span></text:p>
      <text:p text:style-name="P4"/>
      <text:p text:style-name="P1"><text:span text:style-name="T2">“House Eagle, bitch,” he spat.</text:span></text:p>
      <text:p text:style-name="P4"/>
      <text:p text:style-name="P1"><text:span text:style-name="T2">“House what? I don’t think I know that.”</text:span></text:p>
      <text:p text:style-name="P4"/>
      <text:p text:style-name="P1"><text:span text:style-name="T2">“Eagle. Y’know, Elizabeth?”</text:span></text:p>
      <text:p text:style-name="P4"><text:soft-page-break/></text:p>
      <text:p text:style-name="P1"><text:span text:style-name="T2">Leora shook her head again. She spied Georgie with the corner of eyes. The other woman was standing still like a statue watching them.</text:span></text:p>
      <text:p text:style-name="P4"/>
      <text:p text:style-name="P1"><text:span text:style-name="T2">“Oh hell no, I know you have heard of her!” The hooded vampire noticed that Leora seem to not react at all, he continued. “Elizabeth the Revolutionist? Terror of...” He made a face of disbelief. “You really don't know.”</text:span></text:p>
      <text:p text:style-name="P4"/>
      <text:p text:style-name="P1"><text:span text:style-name="T2">“Car,” smiled Leora, flashing her fangs in mockery.</text:span></text:p>
      <text:p text:style-name="P4"/>
      <text:p text:style-name="P1"><text:span text:style-name="T2">“Car the fuck--”</text:span></text:p>
      <text:p text:style-name="P4"/>
      <text:p text:style-name="P1"><text:span text:style-name="T2">Barrelling down the street, a blue car smashed into the hooded vampire. He flung again and landed in a heap of jumbled flesh down the street. A short, stout man exited the car. “Oh my god, did I hit someone? I couldn’t see!”</text:span></text:p>
      <text:p text:style-name="P4"/>
      <text:p text:style-name="P1"><text:span text:style-name="T2">Georgie was still standing. She watched as the driver of the blue car approached the unconscious vampire. A few people exited from her apartments as well as others to see the commotion. Then she felt a strong grip leading her into the apartment building.</text:span></text:p>
      <text:p text:style-name="P4"/>
      <text:p text:style-name="P5"><text:span text:style-name="T2"><text:tab/>“For once, I am glad for bad drivers,” said Leora. “That would have been really messy. Hey, you found your keys yet? And what floor?”</text:span></text:p>
      <text:p text:style-name="P4"/>
      <text:p text:style-name="P5"><text:span text:style-name="T2"><text:tab/>Georgie looked down at Leora. Had it been an illusion that she had saw the dark haired woman sporting the same fangs as the hooded vampire?</text:span></text:p>
      <text:p text:style-name="P4"/>
      <text:p text:style-name="P5"><text:span text:style-name="T2"><text:tab/>“Floor?” repeated Leora. “Look I am not going to bleed you, kill you or what not.” Then she mumbled under her breath, “Just my luck.”</text:span></text:p>
      <text:p text:style-name="P4"/>
      <text:p text:style-name="P5"><text:span text:style-name="T2"><text:tab/>“Top floor...room 646,” said Georgie, never taking her eyes off of Leora’s mouth. She could still see the fangs peeking out of Leora’s upper lip.</text:span></text:p>
      <text:p text:style-name="P4"/>
      <text:p text:style-name="P5"><text:soft-page-break/><text:span text:style-name="T2"><text:tab/>“Okay, let’s go,” said Leora as she led Georgie into the apartment complex.</text:span></text:p>
      <text:p text:style-name="P4"/>
      <text:p text:style-name="P5"><text:span text:style-name="T2"><text:tab/>The apartment complex’s lobby was empty except for a security guard who was too preoccupied with a screen showing the accident to notice the two women. Quickly they took an elevator and that’s when Leora finally let go of Georgie’s arm.</text:span></text:p>
      <text:p text:style-name="P4"/>
      <text:p text:style-name="P5"><text:span text:style-name="T2"><text:tab/>Leora pulled out her smartphone and grimaced at the message she read.</text:span></text:p>
      <text:p text:style-name="P4"/>
      <text:p text:style-name="P5"><text:span text:style-name="T2"><text:tab/>The blonde woman leaned back against the wall of the elevator. “Are you really a vampire?”</text:span></text:p>
      <text:p text:style-name="P4"/>
      <text:p text:style-name="P5"><text:span text:style-name="T2"><text:tab/>“Sorry about that. I didn’t think they’d hunt in this side of town so close to the church,” said Leora. “Don’t worry. He won’t come after you. Um, I think.”</text:span></text:p>
      <text:p text:style-name="P4"/>
      <text:p text:style-name="P5"><text:span text:style-name="T2"><text:tab/>Georgie hesitated but asked again. “Are you?”</text:span></text:p>
      <text:p text:style-name="P4"/>
      <text:p text:style-name="P5"><text:span text:style-name="T2"><text:tab/>“Yes, but you won’t remember it,” said Leora as she leaned forward and looked upward, catching the blonde with her vampiric gaze.</text:span></text:p>
      <text:p text:style-name="P4"/>
      <text:p text:style-name="P5"><text:span text:style-name="T2"><text:tab/>“You will forget everything that has happened. You will only remember just went on a regular date despite me being so utterly hot and charming and,” Leora smiled broadly at the cleverness of her sudden solution to her previous predicament, “however, I was super boring and you don’t want to ever go on a second date. Or ever after.”</text:span></text:p>
      <text:p text:style-name="P4"/>
      <text:p text:style-name="P5"><text:span text:style-name="T2"><text:tab/>Georgie nodded.</text:span></text:p>
      <text:p text:style-name="P4"/>
      <text:p text:style-name="P5"><text:span text:style-name="T2"><text:tab/>The elevator door dinged and opened up. They exited and headed for Georgie’s room. When they stopped, Leora patted Georgie on the shoulder. “Alright, see you never again.”</text:span></text:p>
      <text:p text:style-name="P4"/>
      <text:p text:style-name="P5"><text:span text:style-name="T2"><text:tab/>And then Leora was gone. For a moment Georgie stood in front of her door. Then, a smile curling, she turned around and entered her apartment.</text:span></text:p>
      <text:p text:style-name="P4"><text:soft-page-break/></text:p>
      <text:p text:style-name="P5"><text:span text:style-name="T2">***</text:span></text:p>
      <text:p text:style-name="P5"><text:span text:style-name="T2"><text:tab/>Leora saw a young man, barely nineteen, waiting for her where she had punched the hooded vampire as she exited the apartment complex. She looked over to where the hooded vampire had landed and was able to see the ambulance speeding away. A police was there and was conversing with the owner of the blue car and a few other people who had witnessed the accident.</text:span></text:p>
      <text:p text:style-name="P4"/>
      <text:p text:style-name="P1"><text:span text:style-name="T2">She stopped in front of the young man wore a victorian top hat complete with a grey overcoat that made him see like he came out of those old black and white movies. He was leaning against a black mustang and, despite that, was significantly taller than her five six frame.</text:span></text:p>
      <text:p text:style-name="P4"/>
      <text:p text:style-name="P5"><text:span text:style-name="T2"><text:tab/>“Yo, Elijah,” greeted Leora. “I’d thought you’d hit him with your car or something.”</text:span></text:p>
      <text:p text:style-name="P4"/>
      <text:p text:style-name="P5"><text:span text:style-name="T2"><text:tab/>“And having to explain that to my insurance and mom? No, this was better,” said Elijah and opened the door of the driver seat.</text:span></text:p>
      <text:p text:style-name="P4"/>
      <text:p text:style-name="P5"><text:span text:style-name="T2"><text:tab/>“Well you could’ve blast him or something,” said Leora. She went around to the other side of the mustang and entered the car from the passenger side.</text:span></text:p>
      <text:p text:style-name="P4"/>
      <text:p text:style-name="P5"><text:span text:style-name="T2"><text:tab/>“Well, you weren’t specific anyways. Mostly a bunch of jibberish text,” said Elijah and took out his smartphone. He showed Leora her mumbled text. “See? So I just hexed that blue car to crash into him.”</text:span></text:p>
      <text:p text:style-name="P4"/>
      <text:p text:style-name="P5"><text:span text:style-name="T2"><text:tab/>“Hard to text by touch only,” defended Leora. “I thought you don’t do hexes because you’d get the same thing times three? Or was that times ten back?”</text:span></text:p>
      <text:p text:style-name="P4"/>
      <text:p text:style-name="P5"><text:span text:style-name="T2"><text:tab/>“It’s not really a ‘hex’. More like a sped up karma. Besides, I casted on a non-human so either way, I will not be effe</text:span></text:p>
      <text:p text:style-name="P5"><text:span text:style-name="T2">cted. Anyways, didn’t I warn you not to get caught seen by the other vamps?” said Elijah. “Last thing I want is an all out war between the West Coast Coven and House Eagle.” </text:span><text:span text:style-name="T3">Especially in this day and age</text:span><text:span text:style-name="T2">, he thought. Since the founding of this city, there was a precarious peace of sorts between the witch covens, the vampire houses and the werewolf packs.</text:span></text:p>
      <text:p text:style-name="P4"/>
      <text:p text:style-name="P5"><text:span text:style-name="T2"><text:tab/>“I didn’t do it on purpose. I was on a date,” said Leora and wished really hard that she didn’t agree to it in the first place.</text:span></text:p>
      <text:p text:style-name="P4"/>
      <text:p text:style-name="P5"><text:soft-page-break/><text:span text:style-name="T2"><text:tab/>“How did it go?” asked Elijah as he started the engine and began driving off.</text:span></text:p>
      <text:p text:style-name="P4"/>
      <text:p text:style-name="P5"><text:span text:style-name="T2"><text:tab/>“Eh, boring,” said Leora. “She got drunk.”</text:span></text:p>
      <text:p text:style-name="P4"/>
      <text:p text:style-name="P5"><text:span text:style-name="T2"><text:tab/>“That sucks. Maybe you should try not dating at all…” Elijah’s voice trailed off as he drove them down the street.</text:span></text:p>
      <text:p text:style-name="P4"/>
      <text:p text:style-name="P5"><text:span text:style-name="T2"><text:tab/>In the rooftops, a shadowy figure jumped to the next rooftop following the black mustang.</text:span></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79" meta:word-count="2024" meta:character-count="11106" meta:non-whitespace-character-count="9111"/>
    <meta:generator>LibreOfficeDev/5.1.0.3$Linux_X86_64 LibreOffice_project/</meta:generator>
  </office:meta>
</office:document-meta>
</file>